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bdings1" svg:font-family="Webdings" style:font-family-generic="system" style:font-pitch="variable"/>
  </office:font-face-decls>
  <office:automatic-styles>
    <style:style style:name="Table1" style:family="table">
      <style:table-properties style:width="5.3799in" table:align="center" style:writing-mode="lr-tb"/>
    </style:style>
    <style:style style:name="Table1.A" style:family="table-column">
      <style:table-column-properties style:column-width="1.3576in"/>
    </style:style>
    <style:style style:name="Table1.B" style:family="table-column">
      <style:table-column-properties style:column-width="0.7243in"/>
    </style:style>
    <style:style style:name="Table1.C" style:family="table-column">
      <style:table-column-properties style:column-width="0.9625in"/>
    </style:style>
    <style:style style:name="Table1.D" style:family="table-column">
      <style:table-column-properties style:column-width="0.5563in"/>
    </style:style>
    <style:style style:name="Table1.E" style:family="table-column">
      <style:table-column-properties style:column-width="0.4722in"/>
    </style:style>
    <style:style style:name="Table1.F" style:family="table-column">
      <style:table-column-properties style:column-width="0.6104in"/>
    </style:style>
    <style:style style:name="Table1.G" style:family="table-column">
      <style:table-column-properties style:column-width="0.6965in"/>
    </style:style>
    <style:style style:name="Table1.1" style:family="table-row">
      <style:table-row-properties style:min-row-height="0.2778in" style:keep-together="true" fo:keep-together="auto"/>
    </style:style>
    <style:style style:name="Table1.A1" style:family="table-cell">
      <style:table-cell-properties fo:padding="0in" fo:border="0.0069in solid #00000a"/>
    </style:style>
    <style:style style:name="Table1.B1" style:family="table-cell">
      <style:table-cell-properties style:vertical-align="middle" fo:padding="0in" fo:border="0.0069in solid #00000a"/>
    </style:style>
    <style:style style:name="P1" style:family="paragraph" style:parent-style-name="body-code">
      <style:paragraph-properties fo:orphans="2" fo:widows="2"/>
    </style:style>
    <style:style style:name="P2" style:family="paragraph" style:parent-style-name="body-code">
      <style:paragraph-properties fo:orphans="2" fo:widows="2"/>
      <style:text-properties style:font-name="Times New Roman" style:font-name-complex="Times New Roman1"/>
    </style:style>
    <style:style style:name="P3" style:family="paragraph" style:parent-style-name="body">
      <style:paragraph-properties fo:orphans="2" fo:widows="2"/>
    </style:style>
    <style:style style:name="P4" style:family="paragraph" style:parent-style-name="Standard">
      <style:paragraph-properties fo:margin-top="0in" fo:margin-bottom="0in" fo:orphans="2" fo:widows="2"/>
    </style:style>
    <style:style style:name="P5" style:family="paragraph" style:parent-style-name="Standard">
      <style:paragraph-properties fo:line-height="0.139in" fo:orphans="2" fo:widows="2"/>
      <style:text-properties fo:font-size="12pt" style:font-size-asian="12pt" style:font-size-complex="12pt"/>
    </style:style>
    <style:style style:name="P6" style:family="paragraph" style:parent-style-name="Standard">
      <style:paragraph-properties fo:line-height="0.0835in" fo:orphans="2" fo:widows="2"/>
      <style:text-properties fo:font-size="12pt" style:font-size-asian="12pt" style:font-size-complex="12pt"/>
    </style:style>
    <style:style style:name="P7" style:family="paragraph" style:parent-style-name="Standard">
      <style:paragraph-properties fo:margin-top="0in" fo:margin-bottom="1in" style:line-height-at-least="0.139in" fo:orphans="2" fo:widows="2"/>
    </style:style>
    <style:style style:name="P8" style:family="paragraph" style:parent-style-name="Standard">
      <style:paragraph-properties fo:margin-top="0.1665in" fo:margin-bottom="0in" style:line-height-at-least="0.139in" fo:orphans="2" fo:widows="2" fo:keep-with-next="always"/>
    </style:style>
    <style:style style:name="P9" style:family="paragraph" style:parent-style-name="CellBody">
      <style:paragraph-properties fo:orphans="2" fo:widows="2"/>
      <style:text-properties style:font-name="Symbol" style:font-name-complex="Symbol1"/>
    </style:style>
    <style:style style:name="P10" style:family="paragraph" style:parent-style-name="CellBody">
      <style:paragraph-properties fo:margin-left="0.0835in" fo:margin-right="0.0835in" fo:margin-top="0.0835in" fo:margin-bottom="0.0555in" fo:orphans="2" fo:widows="2" fo:text-indent="0in" style:auto-text-indent="false"/>
    </style:style>
    <style:style style:name="P11" style:family="paragraph" style:parent-style-name="CellBody">
      <style:paragraph-properties fo:margin-left="0.0835in" fo:margin-right="0.0835in" fo:margin-top="0.0835in" fo:margin-bottom="0.0555in" fo:orphans="2" fo:widows="2" fo:text-indent="0in" style:auto-text-indent="false"/>
      <style:text-properties style:font-name="Webdings" style:font-name-complex="Webdings1"/>
    </style:style>
    <style:style style:name="P12" style:family="paragraph" style:parent-style-name="CellBody">
      <style:paragraph-properties fo:margin-left="0.0835in" fo:margin-right="0.0835in" fo:margin-top="0.0835in" fo:margin-bottom="0in" fo:orphans="2" fo:widows="2" fo:text-indent="0in" style:auto-text-indent="false"/>
    </style:style>
    <style:style style:name="P13" style:family="paragraph" style:parent-style-name="CellBody">
      <style:paragraph-properties fo:margin-left="0.0835in" fo:margin-right="0.0835in" fo:margin-top="0in" fo:margin-bottom="0.0555in" fo:orphans="2" fo:widows="2" fo:text-indent="0in" style:auto-text-indent="false"/>
    </style:style>
    <style:style style:name="P14" style:family="paragraph" style:parent-style-name="CellHeading">
      <style:paragraph-properties fo:margin-left="0.0835in" fo:margin-right="0.0835in" fo:margin-top="0.111in" fo:margin-bottom="0.0835in" fo:orphans="2" fo:widows="2" fo:text-indent="0in" style:auto-text-indent="false"/>
    </style:style>
    <style:style style:name="P15" style:family="paragraph" style:parent-style-name="TableTitle">
      <style:paragraph-properties fo:orphans="2" fo:widows="2"/>
    </style:style>
    <style:style style:name="P16" style:family="paragraph" style:parent-style-name="bullet">
      <style:paragraph-properties fo:margin-top="0in" fo:margin-bottom="0.0693in" fo:orphans="2" fo:widows="2"/>
    </style:style>
    <style:style style:name="P17" style:family="paragraph" style:parent-style-name="CellHeading">
      <style:paragraph-properties fo:orphans="2" fo:widows="2"/>
    </style:style>
    <style:style style:name="P18" style:family="paragraph" style:parent-style-name="code">
      <style:paragraph-properties fo:orphans="2" fo:widows="2"/>
      <style:text-properties fo:font-size="10.5pt" style:font-size-asian="10.5pt" style:font-size-complex="10.5pt"/>
    </style:style>
    <style:style style:name="P19" style:family="paragraph" style:parent-style-name="note">
      <style:paragraph-properties fo:margin-top="0.0835in" fo:margin-bottom="0.139in" fo:orphans="2" fo:widows="2"/>
    </style:style>
    <style:style style:name="P20" style:family="paragraph" style:parent-style-name="Heading_20_1" style:master-page-name="Standard">
      <style:paragraph-properties fo:margin-top="0in" fo:margin-bottom="0in" fo:orphans="2" fo:widows="2" style:page-number="auto"/>
    </style:style>
    <style:style style:name="P21" style:family="paragraph" style:parent-style-name="Heading_20_2">
      <style:paragraph-properties fo:margin-top="0in" fo:margin-bottom="0.0972in" fo:orphans="2" fo:widows="2"/>
    </style:style>
    <style:style style:name="P22" style:family="paragraph" style:parent-style-name="Heading_20_3">
      <style:paragraph-properties fo:margin-top="0.0417in" fo:margin-bottom="0.0693in" fo:orphans="2" fo:widows="2"/>
    </style:style>
    <style:style style:name="P23" style:family="paragraph" style:parent-style-name="sectionheading">
      <style:paragraph-properties fo:margin-top="0.0417in" fo:margin-bottom="0.0555in" fo:orphans="2" fo:widows="2"/>
    </style:style>
    <style:style style:name="P24"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size="8pt" style:font-size-asian="8pt" style:font-size-complex="8pt"/>
    </style:style>
    <style:style style:name="T3" style:family="text">
      <style:text-properties style:font-name="Times New Roman" style:font-name-complex="Times New Roman1"/>
    </style:style>
    <style:style style:name="T4" style:family="text">
      <style:text-properties fo:font-weight="bold" style:font-weight-asian="bold"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4" svg:width="6.4996in" svg:height="0.135in" svg:x="-2in" svg:y="0in">
        <draw:image xlink:href="Pictures/20000007000025F9000000C9F0140E06.wmf" xlink:type="simple" xlink:show="embed" xlink:actuate="onLoad">
          <text:p/>
        </draw:image>
      </draw:frame>
      <draw:frame text:anchor-type="page" text:anchor-page-number="1" draw:z-index="14" draw:name="Picture 67" draw:style-name="gr2" draw:text-style-name="P24" svg:width="2.7913in" svg:height="0.135in" svg:x="-2in" svg:y="0in">
        <draw:image xlink:href="Pictures/2000000700000FB5000000C94FDA4EAC.wmf" xlink:type="simple" xlink:show="embed" xlink:actuate="onLoad">
          <text:p/>
        </draw:image>
      </draw:frame>
      <draw:frame text:anchor-type="page" text:anchor-page-number="1" draw:z-index="15" draw:name="Picture 68" draw:style-name="gr2" draw:text-style-name="P24" svg:width="2.7913in" svg:height="0.135in" svg:x="-2in" svg:y="0in">
        <draw:image xlink:href="Pictures/2000000700000FB5000000C94FDA4EAC.wmf" xlink:type="simple" xlink:show="embed" xlink:actuate="onLoad">
          <text:p/>
        </draw:image>
      </draw:frame>
      <draw:frame text:anchor-type="page" text:anchor-page-number="1" draw:z-index="16" draw:name="Picture 69" draw:style-name="gr2" draw:text-style-name="P24" svg:width="2.7913in" svg:height="0.135in" svg:x="-2in" svg:y="0in">
        <draw:image xlink:href="Pictures/2000000700000FB5000000C94FDA4EAC.wmf" xlink:type="simple" xlink:show="embed" xlink:actuate="onLoad">
          <text:p/>
        </draw:image>
      </draw:frame>
      <draw:frame text:anchor-type="page" text:anchor-page-number="1" draw:z-index="17" draw:name="Picture 70" draw:style-name="gr2" draw:text-style-name="P24" svg:width="2.7913in" svg:height="0.135in" svg:x="-2in" svg:y="0in">
        <draw:image xlink:href="Pictures/2000000700000FB5000000C94FDA4EAC.wmf" xlink:type="simple" xlink:show="embed" xlink:actuate="onLoad">
          <text:p/>
        </draw:image>
      </draw:frame>
      <draw:frame text:anchor-type="page" text:anchor-page-number="1" draw:z-index="18" draw:name="Picture 71" draw:style-name="gr2" draw:text-style-name="P24" svg:width="2.7913in" svg:height="0.135in" svg:x="-2in" svg:y="0in">
        <draw:image xlink:href="Pictures/2000000700000FB5000000C94FDA4EAC.wmf" xlink:type="simple" xlink:show="embed" xlink:actuate="onLoad">
          <text:p/>
        </draw:image>
      </draw:frame>
      <draw:frame text:anchor-type="page" text:anchor-page-number="1" draw:z-index="19" draw:name="Picture 72" draw:style-name="gr2" draw:text-style-name="P24" svg:width="2.7913in" svg:height="0.135in" svg:x="-2in" svg:y="0in">
        <draw:image xlink:href="Pictures/2000000700000FB5000000C94FDA4EAC.wmf" xlink:type="simple" xlink:show="embed" xlink:actuate="onLoad">
          <text:p/>
        </draw:image>
      </draw:frame>
      <draw:frame text:anchor-type="page" text:anchor-page-number="1" draw:z-index="20" draw:name="Picture 73" draw:style-name="gr2" draw:text-style-name="P24" svg:width="2.7913in" svg:height="0.135in" svg:x="-2in" svg:y="0in">
        <draw:image xlink:href="Pictures/2000000700000FB5000000C94FDA4EAC.wmf" xlink:type="simple" xlink:show="embed" xlink:actuate="onLoad">
          <text:p/>
        </draw:image>
      </draw:frame>
      <draw:frame text:anchor-type="page" text:anchor-page-number="1" draw:z-index="21" draw:name="Picture 74" draw:style-name="gr2" draw:text-style-name="P24" svg:width="2.7913in" svg:height="0.135in" svg:x="-2in" svg:y="0in">
        <draw:image xlink:href="Pictures/2000000700000FB5000000C94FDA4EAC.wmf" xlink:type="simple" xlink:show="embed" xlink:actuate="onLoad">
          <text:p/>
        </draw:image>
      </draw:frame>
      <draw:frame text:anchor-type="page" text:anchor-page-number="1" draw:z-index="22" draw:name="Picture 75" draw:style-name="gr2" draw:text-style-name="P24" svg:width="2.7913in" svg:height="0.135in" svg:x="-2in" svg:y="0in">
        <draw:image xlink:href="Pictures/2000000700000FB5000000C94FDA4EAC.wmf" xlink:type="simple" xlink:show="embed" xlink:actuate="onLoad">
          <text:p/>
        </draw:image>
      </draw:frame>
      <draw:frame text:anchor-type="page" text:anchor-page-number="1" draw:z-index="23" draw:name="Picture 76" draw:style-name="gr2" draw:text-style-name="P24" svg:width="2.7913in" svg:height="0.135in" svg:x="-2in" svg:y="0in">
        <draw:image xlink:href="Pictures/2000000700000FB5000000C94FDA4EAC.wmf" xlink:type="simple" xlink:show="embed" xlink:actuate="onLoad">
          <text:p/>
        </draw:image>
      </draw:frame>
      <draw:frame text:anchor-type="page" text:anchor-page-number="1" draw:z-index="24" draw:name="Picture 77" draw:style-name="gr2" draw:text-style-name="P24" svg:width="2.7913in" svg:height="0.135in" svg:x="-2in" svg:y="0in">
        <draw:image xlink:href="Pictures/2000000700000FB5000000C94FDA4EAC.wmf" xlink:type="simple" xlink:show="embed" xlink:actuate="onLoad">
          <text:p/>
        </draw:image>
      </draw:frame>
      <draw:frame text:anchor-type="page" text:anchor-page-number="1" draw:z-index="25" draw:name="Picture 78" draw:style-name="gr2" draw:text-style-name="P24" svg:width="2.7913in" svg:height="0.135in" svg:x="-2in" svg:y="0in">
        <draw:image xlink:href="Pictures/2000000700000FB5000000C94FDA4EAC.wmf" xlink:type="simple" xlink:show="embed" xlink:actuate="onLoad">
          <text:p/>
        </draw:image>
      </draw:frame>
      <draw:frame text:anchor-type="page" text:anchor-page-number="1" draw:z-index="26" draw:name="Picture 79" draw:style-name="gr2" draw:text-style-name="P24" svg:width="2.7913in" svg:height="0.135in" svg:x="-2in" svg:y="0in">
        <draw:image xlink:href="Pictures/2000000700000FB5000000C94FDA4EAC.wmf" xlink:type="simple" xlink:show="embed" xlink:actuate="onLoad">
          <text:p/>
        </draw:image>
      </draw:frame>
      <text:h text:style-name="P20" text:outline-level="1">PersistenceCapable</text:h>
      <text:p text:style-name="P7"><text:bookmark text:name="_GoBack"/><draw:frame draw:style-name="fr1" draw:name="graphics1" text:anchor-type="as-char" svg:width="6.5in" svg:height="0.1346in" draw:z-index="27"><draw:image xlink:href="Pictures/20000007000025F9000000C9F0140E06.wmf" xlink:type="simple" xlink:show="embed" xlink:actuate="onLoad"/></draw:frame></text:p>
      <text:p text:style-name="P3">For JDO implementations that support the BinaryCompatibility rules, every instance that is managed by a JDO <text:span text:style-name="T1">PersistenceManager</text:span> must be of a class that implements the public <text:span text:style-name="T1">PersistenceCapable</text:span> interface. This interface defines methods that allow the implementation to manage the instances. It also defines methods that allow a JDO aware application to examine the runtime state of instances, for example to discover whether the instance is transient, persistent, transactional, dirty, etc., and to discover its associated <text:span text:style-name="T1">PersistenceManager</text:span> if it has one.</text:p>
      <text:p text:style-name="P3">The JDO Reference Enhancer modifies the class to implement <text:span text:style-name="T1">PersistenceCapable</text:span> prior to loading the class into the runtime environment. The enhancer additionally adds code to implement the methods defined by <text:span text:style-name="T1">PersistenceCapable</text:span>. Other enhancers can be used for specific binary-compatible JDO implementations.</text:p>
      <text:p text:style-name="P3">The <text:span text:style-name="T1">PersistenceCapable</text:span> interface is designed to avoid name conflicts in the scope of user-defined classes. All of its declared method names are prefixed with “jdo”. </text:p>
      <text:p text:style-name="P3">Class implementors may explicitly declare that the class implements <text:span text:style-name="T1">PersistenceCapable</text:span>. If this is done, the implementor must implement the <text:span text:style-name="T1">PersistenceCapable</text:span> contract, and the enhancer will ignore the class instead of enhancing it.</text:p>
      <text:p text:style-name="P3">The recommended (and only portable) approach for applications to interrogate the state of persistence-capable instances is to use the class <text:span text:style-name="T1">JDOHelper</text:span>, which provides static methods that delegate to the instance if it implements <text:span text:style-name="T1">PersistenceCapable</text:span>, and if not, attempts to find the JDO implementation responsible for the instance, and if unable to do so, returns the values that would have been returned by a transient instance.</text:p>
      <text:p text:style-name="P3">Classes that are to be detached from the persistence manager further implement the <text:span text:style-name="T2">Detachable</text:span> interface. This interface is used to establish the fields loaded before detachment and to query the instance if it is presented for attachment later.</text:p>
      <text:p text:style-name="P3">The persistence modifier, identity type, identity class, key fields, persistent fields, and detachability of the class are fixed at enhancement time, or when the class is loaded, whichever occurs first.</text:p>
      <text:p text:style-name="P19"><text:s/>NOTE: This interface is not intended to be used by application programmers. It is for use only by implementations. Applications should use the methods defined in class JDOHelper instead of these methods.</text:p>
      <text:p text:style-name="P1">package javax.jdo.spi;</text:p>
      <text:p text:style-name="P1">public interface PersistenceCapable {</text:p>
      <text:p text:style-name="P8"><text:soft-page-break/><draw:frame draw:style-name="fr1" draw:name="1" text:anchor-type="as-char" svg:width="2.7917in" svg:height="0.1346in" draw:z-index="1"><draw:image xlink:href="Pictures/2000000700000FB5000000C94FDA4EAC.wmf" xlink:type="simple" xlink:show="embed" xlink:actuate="onLoad"/></draw:frame></text:p>
      <text:h text:style-name="P21" text:outline-level="2">Persistence Manager</text:h>
      <text:p text:style-name="P1">PersistenceManager jdoGetPersistenceManager();</text:p>
      <text:p text:style-name="P3"><text:span text:style-name="Assertion">A7.1-1 [</text:span>This method returns the associated <text:span text:style-name="T1">PersistenceManager</text:span><text:span text:style-name="Assertion">]</text:span> or <text:span text:style-name="Assertion">A7.1-2 [</text:span><text:span text:style-name="T1">null</text:span> if the instance is transient.<text:span text:style-name="Assertion">]</text:span></text:p>
      <text:p text:style-name="P8"><draw:frame draw:style-name="fr1" draw:name="2" text:anchor-type="as-char" svg:width="2.7917in" svg:height="0.1346in" draw:z-index="2"><draw:image xlink:href="Pictures/2000000700000FB5000000C94FDA4EAC.wmf" xlink:type="simple" xlink:show="embed" xlink:actuate="onLoad"/></draw:frame></text:p>
      <text:h text:style-name="P21" text:outline-level="2">Make Dirty</text:h>
      <text:p text:style-name="P18">void jdoMakeDirty (String fieldName);</text:p>
      <text:p text:style-name="P18">void jdoMakeDirty (int fieldNumber);</text:p>
      <text:p text:style-name="P2"><text:span text:style-name="Assertion">A7.2-1 [</text:span></text:p>
      <text:p text:style-name="P3">These methods mark the specified field dirty so that its values will be modified in the datastore when the transaction in which the instance is modified is committed. The <text:span text:style-name="T1">fieldName</text:span> is the name of the field to be marked as dirty, optionally including the fully qualified package name and class name of the field<text:span text:style-name="Assertion">]</text:span>. <text:span text:style-name="Assertion">A7.2-2 [</text:span>This method returns with no effect if the instance is not detached or managed by a <text:span text:style-name="T1">StateManager</text:span>.<text:span text:style-name="Assertion">]</text:span> This method has the same effect on the life cycle state of the instance as changing a managed field would. The <text:span text:style-name="T1">fieldNumber</text:span> parameter is the internal field number assigned during class enhancement.</text:p>
      <text:p text:style-name="P3">If the instance is detached and the field has not been loaded, <text:span text:style-name="T1">JDODetachedFieldAccessException</text:span> is thrown.</text:p>
      <text:p text:style-name="P3"><text:span text:style-name="Assertion">A7.2-3 [</text:span>If the same name is used for multiple fields (a class declares a field of the same name as a field in one of its superclasses) then the unqualified name refers to the most-derived class in which the field is declared to be persistent.<text:span text:style-name="Assertion">]</text:span> The qualified name (className.fieldName) should always be used to identify the field to avoid ambiguity with subclass-defined fields.</text:p>
      <text:p text:style-name="P3">The rationale for this is that a method in a superclass might call this method, and specify the name of the field that is hidden by a subclass. The <text:span text:style-name="T1">StateManager</text:span> has no way of knowing which class called this method, and therefore assumes the Java rule regarding field names. </text:p>
      <text:p text:style-name="P3">It is always safe to explicitly name the class and field referred to in the parameter to the method. The <text:span text:style-name="T1">StateManager</text:span> will resolve the scope of the name in the class named in the parameter. </text:p>
      <text:p text:style-name="P3">For example, if class C inherits class B which inherits class A, and field X is declared in classes A and C, a method declared in class B may refer to the field in the method as “B.X” and it will refer to the field declared in class A. Field X is not declared in B; however, in the scope of class B, X refers to A.X.</text:p>
      <text:p text:style-name="P8"><draw:frame draw:style-name="fr1" draw:name="3" text:anchor-type="as-char" svg:width="2.7917in" svg:height="0.1346in" draw:z-index="3"><draw:image xlink:href="Pictures/2000000700000FB5000000C94FDA4EAC.wmf" xlink:type="simple" xlink:show="embed" xlink:actuate="onLoad"/></draw:frame></text:p>
      <text:h text:style-name="P21" text:outline-level="2">JDO Identity</text:h>
      <text:p text:style-name="P1">Object jdoGetObjectId();</text:p>
      <text:p text:style-name="P3"><text:span text:style-name="Assertion">A7.3-1 [</text:span>This method returns the JDO identity of the instance.] A7.3-2 [If the instance is transient, <text:span text:style-name="T1">null</text:span> is returned.<text:span text:style-name="Assertion">]</text:span> <text:span text:style-name="Assertion">A7.3-3 [</text:span>If the identity is being changed in a transaction, this method returns <text:soft-page-break/>the identity as of the beginning of the transaction.<text:span text:style-name="Assertion">]</text:span> If the instance is detached, this method returns the identity as of the time of detachment.</text:p>
      <text:p text:style-name="P1">Object jdoGetTransactionalObjectId();</text:p>
      <text:p text:style-name="P3"><text:span text:style-name="Assertion">A7.3-4 [</text:span>This method returns the JDO identity of the instance.<text:span text:style-name="Assertion">]</text:span> <text:span text:style-name="Assertion">A7.3-5 [</text:span>If the instance is transient, <text:span text:style-name="T1">null</text:span> is returned.<text:span text:style-name="Assertion">]</text:span> <text:span text:style-name="Assertion">A7.3-6 [</text:span>If the identity is being changed in a transaction, this method returns the current identity in the transaction.<text:span text:style-name="Assertion">]</text:span> If the instance is detached, this method returns the identity as of the time of detachment.</text:p>
      <text:h text:style-name="P22" text:outline-level="3">Version</text:h>
      <text:p text:style-name="P1">Object jdoGetVersion();</text:p>
      <text:p text:style-name="P3"><text:span text:style-name="Assertion">A7.3.1-1 [</text:span>This method returns the version of the instance.<text:span text:style-name="Assertion">]</text:span></text:p>
      <text:p text:style-name="P8"><draw:frame draw:style-name="fr1" draw:name="4" text:anchor-type="as-char" svg:width="2.7917in" svg:height="0.1346in" draw:z-index="4"><draw:image xlink:href="Pictures/2000000700000FB5000000C94FDA4EAC.wmf" xlink:type="simple" xlink:show="embed" xlink:actuate="onLoad"/></draw:frame></text:p>
      <text:h text:style-name="P21" text:outline-level="2">Status interrogation</text:h>
      <text:p text:style-name="P3">The status interrogation methods return a boolean that represents the state of the instance:</text:p>
      <text:h text:style-name="P22" text:outline-level="3">Dirty</text:h>
      <text:p text:style-name="P1">boolean jdoIsDirty();</text:p>
      <text:p text:style-name="P3"><text:span text:style-name="Assertion">A7.4.1-1 [</text:span>Instances whose state has been changed in the current transaction return <text:span text:style-name="T1">true</text:span>.] <text:span text:style-name="Assertion">A7.4.1-2 [</text:span>Instances whose state has not been changed in the current transaction return <text:span text:style-name="T1">false</text:span> to a call to <text:span text:style-name="T1">jdoIsDirty</text:span><text:span text:style-name="Assertion">]. A7.4.1-3 [</text:span>If the instance is transient or detached, <text:span text:style-name="T1">false</text:span> is returned.<text:span text:style-name="Assertion">]</text:span></text:p>
      <text:h text:style-name="P22" text:outline-level="3">Transactional</text:h>
      <text:p text:style-name="P1">boolean jdoIsTransactional(); </text:p>
      <text:p text:style-name="P3"><text:span text:style-name="Assertion">A7.4.2-1 [</text:span>Instances whose state is associated with the current transaction return <text:span text:style-name="T1">true</text:span><text:span text:style-name="Assertion">].</text:span> <text:span text:style-name="Assertion">A7.4.2-2 [</text:span>Instances whose state has not been changed in the current transaction return <text:span text:style-name="T1">false</text:span> to a call to <text:span text:style-name="T1">jdoIsTransactional</text:span><text:span text:style-name="Assertion">]. </text:span><text:s/><text:span text:style-name="Assertion">A7.4.2-3 [</text:span>If the instance is transient or detached, <text:span text:style-name="T1">false</text:span> is returned.<text:span text:style-name="Assertion">]</text:span></text:p>
      <text:h text:style-name="P22" text:outline-level="3">Persistent</text:h>
      <text:p text:style-name="P1">boolean jdoIsPersistent();</text:p>
      <text:p text:style-name="P3">A7.4.3-1 [Instances that represent persistent objects in the datastore return <text:span text:style-name="T1">true</text:span>.] <text:span text:style-name="Assertion">A7.4.3-2 [</text:span>Instances that do not represent persistent objects in the datastore return <text:span text:style-name="T1">false</text:span> to a call to <text:span text:style-name="T1">jdoIsPersistent</text:span><text:span text:style-name="Assertion">]A7.4.3-3 [</text:span>. If the instance is transient or detached, <text:span text:style-name="T1">false</text:span> is returned.<text:span text:style-name="Assertion">]</text:span></text:p>
      <text:h text:style-name="P22" text:outline-level="3">New</text:h>
      <text:p text:style-name="P1">boolean jdoIsNew();</text:p>
      <text:p text:style-name="P3"><text:span text:style-name="Assertion">A7.4.4-1 [</text:span>Instances that have been made persistent in the current transaction return <text:span text:style-name="T1">true</text:span>.<text:span text:style-name="Assertion">]</text:span> <text:span text:style-name="Assertion">A7.4.4-2 [</text:span>Instances that have not been made persistent in the current transaction return <text:span text:style-name="T1">false</text:span> to a call to <text:span text:style-name="T1">jdoIsNew</text:span><text:span text:style-name="Assertion">]</text:span>. <text:span text:style-name="Assertion">A7.4.4-3 [</text:span>If the instance is transient or detached, <text:span text:style-name="T1">false</text:span> is returned.<text:span text:style-name="Assertion">]</text:span></text:p>
      <text:h text:style-name="P22" text:outline-level="3">Deleted</text:h>
      <text:p text:style-name="P1">boolean jdoIsDeleted();</text:p>
      <text:p text:style-name="P3"><text:soft-page-break/><text:span text:style-name="Assertion">A7.4.5-1 [</text:span>Instances that have been deleted in the current transaction return <text:span text:style-name="T1">true</text:span>.] <text:span text:style-name="Assertion">A7.4.5-2 [</text:span>Instances that have not been deleted in the current transaction return <text:span text:style-name="T1">false</text:span> to a call to <text:span text:style-name="T1">jdoIsDeleted</text:span><text:span text:style-name="Assertion">]</text:span>. <text:span text:style-name="Assertion">A7.4.5-3 [</text:span>If the instance is transient or detached, <text:span text:style-name="T1">false</text:span> is returned.<text:span text:style-name="Assertion">]</text:span></text:p>
      <text:p text:style-name="P3"/>
      <text:h text:style-name="P22" text:outline-level="3">Detached</text:h>
      <text:p text:style-name="P1">boolean jdoIsDetached();</text:p>
      <text:p text:style-name="P5"> </text:p>
      <text:p text:style-name="P15">Table 3: State interrogation</text:p>
      <text:p text:style-name="P6">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17"/>
            </table:table-cell>
            <table:table-cell table:style-name="Table1.B1" office:value-type="string">
              <text:p text:style-name="P14">Persistent</text:p>
            </table:table-cell>
            <table:table-cell table:style-name="Table1.B1" office:value-type="string">
              <text:p text:style-name="P14">Transactional</text:p>
            </table:table-cell>
            <table:table-cell table:style-name="Table1.B1" office:value-type="string">
              <text:p text:style-name="P14">Dirty</text:p>
            </table:table-cell>
            <table:table-cell table:style-name="Table1.B1" office:value-type="string">
              <text:p text:style-name="P14">New</text:p>
            </table:table-cell>
            <table:table-cell table:style-name="Table1.B1" office:value-type="string">
              <text:p text:style-name="P14">Deleted</text:p>
            </table:table-cell>
            <table:table-cell table:style-name="Table1.B1" office:value-type="string">
              <text:p text:style-name="P14">Detached</text:p>
            </table:table-cell>
          </table:table-row>
        </table:table-header-rows>
        <table:table-row table:style-name="Table1.1">
          <table:table-cell table:style-name="Table1.A1" office:value-type="string">
            <text:p text:style-name="P10">Transient</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Transient-clean</text:p>
          </table:table-cell>
          <table:table-cell table:style-name="Table1.A1" office:value-type="string">
            <text:p text:style-name="P9"/>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Transient-dirty</text:p>
          </table:table-cell>
          <table:table-cell table:style-name="Table1.A1" office:value-type="string">
            <text:p text:style-name="P9"/>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Persistent-new</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2">Persistent-</text:p>
            <text:p text:style-name="P13">nontransactional</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Persistent-nontransactional-dirty</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Persistent-clean</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Persistent-dirty</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Hollow</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Persistent-deleted</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11"></text:p>
          </table:table-cell>
          <table:table-cell table:style-name="Table1.A1" office:value-type="string">
            <text:p text:style-name="P9"/>
          </table:table-cell>
        </table:table-row>
        <table:table-row table:style-name="Table1.1">
          <table:table-cell table:style-name="Table1.A1" office:value-type="string">
            <text:p text:style-name="P10">Persistent-new-deleted</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9"/>
          </table:table-cell>
        </table:table-row>
        <table:table-row table:style-name="Table1.1">
          <table:table-cell table:style-name="Table1.A1" office:value-type="string">
            <text:p text:style-name="P10">Detached-clean</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11"></text:p>
          </table:table-cell>
        </table:table-row>
        <table:table-row table:style-name="Table1.1">
          <table:table-cell table:style-name="Table1.A1" office:value-type="string">
            <text:p text:style-name="P10">Detached-dirty</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11"></text:p>
          </table:table-cell>
        </table:table-row>
      </table:table>
      <text:p text:style-name="P5"> </text:p>
      <text:p text:style-name="P3"><text:span text:style-name="Assertion">A7.4.6-1 [</text:span>Instances that have been detached return <text:span text:style-name="T1">true</text:span>.<text:span text:style-name="Assertion">]</text:span></text:p>
      <text:p text:style-name="P8"><draw:frame draw:style-name="fr1" draw:name="5" text:anchor-type="as-char" svg:width="2.7917in" svg:height="0.1346in" draw:z-index="5"><draw:image xlink:href="Pictures/2000000700000FB5000000C94FDA4EAC.wmf" xlink:type="simple" xlink:show="embed" xlink:actuate="onLoad"/></draw:frame></text:p>
      <text:h text:style-name="P21" text:outline-level="2">New instance</text:h>
      <text:p text:style-name="P1">PersistenceCapable jdoNewInstance(StateManager sm);</text:p>
      <text:p text:style-name="P3"><text:soft-page-break/><text:span text:style-name="Assertion">A7.5-1 [</text:span>This method creates a new instance of the class of the instance.<text:span text:style-name="Assertion">]</text:span> It is intended to be used as a performance optimization compared to constructing a new instance by reflection using the constructor. It is intended to be used only by JDO implementations, not by applications. <text:span text:style-name="Assertion">A7.5-2 [</text:span>If the class is abstract, <text:span text:style-name="T1">JDOFatalInternalException</text:span> is thrown.<text:span text:style-name="Assertion">]</text:span></text:p>
      <text:p text:style-name="P1">PersistenceCapable jdoNewInstance(StateManager sm, Object oid);</text:p>
      <text:p text:style-name="P3"><text:span text:style-name="Assertion">A7.5-3 [</text:span>This method creates a new instance of the class of the instance, and copies key field values from the oid parameter instance.<text:span text:style-name="Assertion">]</text:span> It is intended to be used as a performance optimization compared to constructing a new instance by reflection using the constructor, and copying values from the oid instance by reflection. It is intended to be used only by JDO implementations for classes that use application identity, not by applications. <text:span text:style-name="Assertion">A7.5-4 [</text:span>If the class is abstract, <text:span text:style-name="T1">null</text:span> is returned.<text:span text:style-name="Assertion">]</text:span></text:p>
      <text:p text:style-name="P8"><draw:frame draw:style-name="fr1" draw:name="6" text:anchor-type="as-char" svg:width="2.7917in" svg:height="0.1346in" draw:z-index="6"><draw:image xlink:href="Pictures/2000000700000FB5000000C94FDA4EAC.wmf" xlink:type="simple" xlink:show="embed" xlink:actuate="onLoad"/></draw:frame></text:p>
      <text:h text:style-name="P21" text:outline-level="2">State Manager</text:h>
      <text:p text:style-name="P1">void jdoReplaceStateManager (StateManager sm)</text:p>
      <text:p text:style-name="P1"><text:tab/>throws SecurityException;</text:p>
      <text:p text:style-name="P3"><text:span text:style-name="Assertion">A7.6-1 [</text:span>This method sets the <text:span text:style-name="T1">jdoStateManager</text:span> field to the parameter.<text:span text:style-name="Assertion">]</text:span> This method is normally used by the <text:span text:style-name="T1">StateManager</text:span> during the process of making an instance persistent, transactional, or transient. <text:span text:style-name="Assertion">A7.6-2 [</text:span>The caller of this method must have <text:span text:style-name="T1">JDOPermission("setStateManager")</text:span> for the instance, otherwise <text:span text:style-name="T1">SecurityException </text:span>is thrown. IllegalAccessException instead of SecurityException is thrown according to JDO Spec. 1.0 Assertions.<text:span text:style-name="Assertion">]</text:span></text:p>
      <text:p text:style-name="P8"><draw:frame draw:style-name="fr1" draw:name="7" text:anchor-type="as-char" svg:width="2.7917in" svg:height="0.1346in" draw:z-index="7"><draw:image xlink:href="Pictures/2000000700000FB5000000C94FDA4EAC.wmf" xlink:type="simple" xlink:show="embed" xlink:actuate="onLoad"/></draw:frame></text:p>
      <text:h text:style-name="P21" text:outline-level="2">Replace Flags</text:h>
      <text:p text:style-name="P1">void jdoReplaceFlags ();</text:p>
      <text:p text:style-name="P3"><text:span text:style-name="Assertion">A7.7-1 [</text:span>This method tells the instance to call the owning <text:span text:style-name="T1">StateManager</text:span>’s <text:span text:style-name="T1">replacingFlags </text:span>method to get a new value for the <text:span text:style-name="T1">jdoFlags</text:span> field.<text:span text:style-name="Assertion">]</text:span></text:p>
      <text:p text:style-name="P8"><draw:frame draw:style-name="fr1" draw:name="8" text:anchor-type="as-char" svg:width="2.7917in" svg:height="0.1346in" draw:z-index="8"><draw:image xlink:href="Pictures/2000000700000FB5000000C94FDA4EAC.wmf" xlink:type="simple" xlink:show="embed" xlink:actuate="onLoad"/></draw:frame></text:p>
      <text:h text:style-name="P21" text:outline-level="2">Replace Fields</text:h>
      <text:p text:style-name="P1">void jdoReplaceField (int fieldNumber);</text:p>
      <text:p text:style-name="P3"><text:span text:style-name="Assertion">A7.8-1 [</text:span>This method gets a new value from the <text:span text:style-name="T1">StateManager</text:span> for the field specified in the parameter.<text:span text:style-name="Assertion">]</text:span> The field number must refer to a field declared in this class or in a superclass. </text:p>
      <text:p text:style-name="P1">void jdoReplaceFields (int[] fieldNumbers);</text:p>
      <text:p text:style-name="P3"><text:span text:style-name="Assertion">A7.8-2 [</text:span>This method iterates over the array of field numbers and calls <text:span text:style-name="T1">jdoReplaceField</text:span> for each one.<text:span text:style-name="Assertion">]</text:span></text:p>
      <text:p text:style-name="P8"><text:soft-page-break/><draw:frame draw:style-name="fr1" draw:name="9" text:anchor-type="as-char" svg:width="2.7917in" svg:height="0.1346in" draw:z-index="9"><draw:image xlink:href="Pictures/2000000700000FB5000000C94FDA4EAC.wmf" xlink:type="simple" xlink:show="embed" xlink:actuate="onLoad"/></draw:frame></text:p>
      <text:h text:style-name="P21" text:outline-level="2">Provide Fields</text:h>
      <text:p text:style-name="P1">void jdoProvideField (int fieldNumber);</text:p>
      <text:p text:style-name="P3"><text:span text:style-name="Assertion">A7.9-1 [</text:span>This method provides the value of the specified field to the <text:span text:style-name="T1">StateManager</text:span>.<text:span text:style-name="Assertion">]</text:span> The field number must refer to a field declared in this class or in a superclass. </text:p>
      <text:p text:style-name="P1">void jdoProvideFields (int[] fieldNumbers);</text:p>
      <text:p text:style-name="P3"><text:span text:style-name="Assertion">A7.9-2 [</text:span>This method iterates over the array of field numbers and calls <text:span text:style-name="T1">jdoProvideField</text:span> for each one.<text:span text:style-name="Assertion">]</text:span></text:p>
      <text:p text:style-name="P8"><draw:frame draw:style-name="fr1" draw:name="10" text:anchor-type="as-char" svg:width="2.7917in" svg:height="0.1346in" draw:z-index="10"><draw:image xlink:href="Pictures/2000000700000FB5000000C94FDA4EAC.wmf" xlink:type="simple" xlink:show="embed" xlink:actuate="onLoad"/></draw:frame></text:p>
      <text:h text:style-name="P21" text:outline-level="2">Copy Fields</text:h>
      <text:p text:style-name="P1">void jdoCopyFields (Object other, int[] fieldNumbers);</text:p>
      <text:p text:style-name="P1">void jdoCopyField (Object other, int fieldNumber);</text:p>
      <text:p text:style-name="P3"><text:span text:style-name="Assertion">A7.10-1 [</text:span>These methods copy fields from another instance of the same class.<text:span text:style-name="Assertion">]</text:span> <text:span text:style-name="Assertion">A7.10-2 [</text:span>These methods can be invoked only when both <text:span text:style-name="T1">this</text:span> and <text:span text:style-name="T1">other</text:span> are managed by the same <text:span text:style-name="T1">StateManager</text:span>. <text:span text:style-name="Assertion">]</text:span></text:p>
      <text:p text:style-name="P8"><draw:frame draw:style-name="fr1" draw:name="11" text:anchor-type="as-char" svg:width="2.7917in" svg:height="0.1346in" draw:z-index="11"><draw:image xlink:href="Pictures/2000000700000FB5000000C94FDA4EAC.wmf" xlink:type="simple" xlink:show="embed" xlink:actuate="onLoad"/></draw:frame></text:p>
      <text:h text:style-name="P21" text:outline-level="2">Static Fields</text:h>
      <text:p text:style-name="P3">The following fields define the permitted values for the <text:span text:style-name="T1">jdoFlags</text:span> field.</text:p>
      <text:p text:style-name="P1">public static final byte READ_WRITE_OK = 0;</text:p>
      <text:p text:style-name="P1">public static final byte READ_OK = -1;</text:p>
      <text:p text:style-name="P1">public static final byte LOAD_REQUIRED = 1;</text:p>
      <text:p text:style-name="P3">The following fields define the flags for the <text:span text:style-name="T1">jdoFieldFlags</text:span> elements.</text:p>
      <text:p text:style-name="P1">public static final byte CHECK_READ = 1;</text:p>
      <text:p text:style-name="P1">public static final byte MEDIATE_READ = 2;</text:p>
      <text:p text:style-name="P1">public static final byte CHECK_WRITE = 4;</text:p>
      <text:p text:style-name="P1">public static final byte MEDIATE_WRITE = 8;</text:p>
      <text:p text:style-name="P1">public static final byte SERIALIZABLE = 16;</text:p>
      <text:p text:style-name="P8"><draw:frame draw:style-name="fr1" draw:name="12" text:anchor-type="as-char" svg:width="2.7917in" svg:height="0.1346in" draw:z-index="12"><draw:image xlink:href="Pictures/2000000700000FB5000000C94FDA4EAC.wmf" xlink:type="simple" xlink:show="embed" xlink:actuate="onLoad"/></draw:frame></text:p>
      <text:h text:style-name="P21" text:outline-level="2">JDO identity handling</text:h>
      <text:p text:style-name="P1">public Object jdoNewObjectIdInstance();</text:p>
      <text:p text:style-name="P3"><text:span text:style-name="Assertion">A7.12-1 [</text:span>This method creates a new instance of the class used for JDO identity.<text:span text:style-name="Assertion">]</text:span> It is intended only for application identity. <text:span text:style-name="Assertion">A7.12-2 [</text:span>If the class has been enhanced for datastore identity<text:span text:style-name="Assertion">]</text:span>, or <text:span text:style-name="Assertion">A7.12-3 [</text:span>if the class is abstract, <text:span text:style-name="T1">null</text:span> is returned. <text:span text:style-name="Assertion">]</text:span></text:p>
      <text:p text:style-name="P3"><text:soft-page-break/><text:span text:style-name="Assertion">A7.12-38 [</text:span>For classes using single field identity, this method must be called on an instance of a persistence-capable class with its primary key field initialized (not null), or a <text:span text:style-name="T1">JDONullIdentityException</text:span> is thrown.<text:span text:style-name="Assertion">]</text:span> </text:p>
      <text:p text:style-name="P3"><text:span text:style-name="Assertion">A7.12-39 [</text:span>The instance returned is initialized with the value(s) of the primary key field(s) of the instance on which the method is called.<text:span text:style-name="Assertion">]</text:span></text:p>
      <text:p text:style-name="P1">public Object jdoNewObjectIdInstance(Object key);</text:p>
      <text:p text:style-name="P3"><text:span text:style-name="Assertion">A7.12-20 [</text:span>This method creates a new instance of the class used for JDO identity, using the appropriate constructor of the object id class. It is intended only for application identity, including single field identity.<text:span text:style-name="Assertion">]</text:span> <text:span text:style-name="Assertion">A7.12-21 [</text:span>If the class has been enhanced for datastore identity], or <text:span text:style-name="Assertion">A7.12-22 [</text:span>if the class is abstract<text:span text:style-name="Assertion">]</text:span>, <text:span text:style-name="T1">null</text:span> is returned. The identity instance returned has no relationship with the values of the primary key fields of the persistence-capable instance on which the method is called.</text:p>
      <text:p text:style-name="P3">For single field identity, there is specific behavior required for parameters of these types:</text:p>
      <text:p text:style-name="P16">•<text:span text:style-name="T4"><text:tab/></text:span><text:span text:style-name="Assertion">A7.12-40 [</text:span><text:span text:style-name="T1">ObjectIdFieldSupplier</text:span>: the field value is fetched and used to construct the single field identity instance<text:span text:style-name="Assertion">]</text:span>.</text:p>
      <text:p text:style-name="P16">•<text:span text:style-name="T4"><text:tab/></text:span><text:span text:style-name="Assertion">A7.12-41 [</text:span><text:span text:style-name="T1">Number</text:span> or <text:span text:style-name="T1">Character</text:span>: the parameter <text:span text:style-name="T1">key</text:span> must be an instance of the key type or, for primitive key types, the wrapper of the key type; the key is passed as a parameter to the single field identity constructor<text:span text:style-name="Assertion">]</text:span>.</text:p>
      <text:p text:style-name="P16">•<text:span text:style-name="T4"><text:tab/></text:span><text:span text:style-name="Assertion">A7.12-42 [</text:span><text:span text:style-name="T1">String</text:span>: the <text:span text:style-name="T1">String</text:span> is parsed to a value of the appropriate type and the value is used to construct the single field identity instance. For <text:span text:style-name="T1">ObjectIdentity</text:span>, the <text:span text:style-name="T1">String</text:span> is decomposed into two parts using “:” as a delimiter. The first part is the class name; the second is the <text:span text:style-name="T1">String</text:span> representation of the value of the class<text:span text:style-name="Assertion">]</text:span>.</text:p>
      <text:p text:style-name="P16">•<text:span text:style-name="T4"><text:tab/></text:span><text:span text:style-name="Assertion">A7.12-43 [</text:span><text:span text:style-name="T1">Object</text:span>: for <text:span text:style-name="T1">ObjectIdentity</text:span>, the key type must be assignable from the parameter <text:span text:style-name="T1">key</text:span><text:span text:style-name="Assertion">]</text:span>.</text:p>
      <text:p text:style-name="P1"><text:span text:style-name="Assertion">A7.12-23 [</text:span>public void jdoCopyKeyFieldsToObjectId(Object oid);</text:p>
      <text:p text:style-name="P3">This method copies all key fields from this instance to the parameter.<text:span text:style-name="Assertion">]</text:span> <text:span text:style-name="Assertion">A7.12-24 [</text:span>The parameter must be an instance of the JDO identity class, or <text:span text:style-name="T1">ClassCastException</text:span> is thrown. If the class uses single field identity, this method always throws <text:span text:style-name="T1">JDOFatalInternalException</text:span>.<text:span text:style-name="Assertion">]</text:span></text:p>
      <text:p text:style-name="P3"><text:span text:style-name="Assertion">A7.12-4 [</text:span><text:span text:style-name="T1">jdoCopyKeyFieldsToObjectId (PersistenceCapable pc, Object oid)</text:span> copies all key fields from the first parameter to the second parameter<text:span text:style-name="Assertion">]</text:span></text:p>
      <text:p text:style-name="P3"><text:span text:style-name="Assertion">A7.12-5 [</text:span>The first parameter of <text:span text:style-name="T1">jdoCopyKeyFieldsToObjectId (PersistenceCapable pc, Object oid)</text:span> must be of the same class as this intance, or a <text:span text:style-name="T1">ClassCastException</text:span> is thrown<text:span text:style-name="Assertion">]</text:span></text:p>
      <text:p text:style-name="P3"><text:span text:style-name="Assertion">A7.12-6 [</text:span>. The second parameter of <text:span text:style-name="T1">jdoCopyKeyFieldsToObjectId (PersistenceCapable pc, Object oid)</text:span> must be an instance of the JDO identity class, or a <text:span text:style-name="T1">ClassCastException</text:span> is thrown.<text:span text:style-name="Assertion">]</text:span></text:p>
      <text:p text:style-name="P3"/>
      <text:p text:style-name="P1"><text:span text:style-name="Assertion">A7.12-7 [</text:span>public void jdoCopyKeyFieldsToObjectId(ObjectIdFieldSupplier fs, Object oid);</text:p>
      <text:p text:style-name="P3">This method copies fields from the field manager instance to the second parameter instance.First parameter is ObjectIdFieldManager instead of ObjectIdFieldSupplier according to JDO Spec. 1.0 <text:soft-page-break/>Assertions.<text:span text:style-name="Assertion">]</text:span> <text:span text:style-name="Assertion">A7.12-8 [</text:span>Each key field in the <text:span text:style-name="T1">ObjectId</text:span> class matching a key field in the <text:span text:style-name="T1">PersistenceCapable</text:span> class is set by the execution of this method.<text:span text:style-name="Assertion">]</text:span> <text:span text:style-name="Assertion">A7.12-9 [</text:span>For each key field, the method of the <text:span text:style-name="T1">ObjectIdFieldSupplier</text:span> is called for the corresponding type of field.<text:span text:style-name="Assertion">]</text:span> <text:span text:style-name="Assertion">A7.12-10 [</text:span>The second parameter must be an instance of the JDO identity class. If the parameter is not of the correct type, then <text:span text:style-name="T1">ClassCastException</text:span> is thrown. If the class uses single field identity, this method always throws <text:span text:style-name="T1">JDOFatalInternalException</text:span>.<text:span text:style-name="Assertion">]</text:span></text:p>
      <text:p text:style-name="P1"><text:span text:style-name="Assertion">A7.12-25 [</text:span>public void jdoCopyKeyFieldsFromObjectId(ObjectIdFieldConsumer fc, Object oid);</text:p>
      <text:p text:style-name="P3">This method copies fields to the field manager instance from the second parameter instance.<text:span text:style-name="Assertion">]</text:span> <text:span text:style-name="Assertion">A7.12-26 [</text:span>Each key field in the <text:span text:style-name="T1">ObjectId</text:span> class matching a key field in the <text:span text:style-name="T1">PersistenceCapable</text:span> class is retrieved by the execution of this method.<text:span text:style-name="Assertion">]</text:span> <text:span text:style-name="Assertion">A7.12-27 [</text:span>For each key field, the method of the <text:span text:style-name="T1">ObjectIdFieldConsumer</text:span> is called for the corresponding type of field.<text:span text:style-name="Assertion">]</text:span> <text:span text:style-name="Assertion">A7.12-28 [</text:span>The second parameter must be an instance of the JDO identity class. If the parameter is not of the correct type, then <text:span text:style-name="T1">ClassCastException</text:span> is thrown.<text:span text:style-name="Assertion">]</text:span></text:p>
      <text:h text:style-name="P23" text:outline-level="4"><text:tab/><text:tab/>interface ObjectIdFieldSupplier</text:h>
      <text:p text:style-name="P1"><text:span text:style-name="Assertion">A7.12-11 [</text:span>boolean fetchBooleanField (int fieldNumber);<text:span text:style-name="Assertion">]</text:span></text:p>
      <text:p text:style-name="P1"><text:span text:style-name="Assertion">A7.12-12 [</text:span>byte fetchByteField (int fieldNumber);<text:span text:style-name="Assertion">]</text:span></text:p>
      <text:p text:style-name="P1"><text:span text:style-name="Assertion">A7.12-12 [</text:span>char fetchCharField (int fieldNumber);<text:span text:style-name="Assertion">]</text:span></text:p>
      <text:p text:style-name="P1"><text:span text:style-name="Assertion">A7.12-13 [</text:span>short fetchShortField (int fieldNumber);<text:span text:style-name="Assertion">]</text:span></text:p>
      <text:p text:style-name="P1"><text:span text:style-name="Assertion">A7.12-14 [</text:span>int fetchIntField (int fieldNumber);<text:span text:style-name="Assertion">]</text:span></text:p>
      <text:p text:style-name="P1"><text:span text:style-name="Assertion">A7.12-15 [</text:span>long fetchLongField (int fieldNumber);]</text:p>
      <text:p text:style-name="P1"><text:span text:style-name="Assertion">A7.12-16 [</text:span>float fetchFloatField (int fieldNumber);<text:span text:style-name="Assertion">]</text:span></text:p>
      <text:p text:style-name="P1"><text:span text:style-name="Assertion">A7.12-17 [</text:span>double fetchDoubleField (int fieldNumber);<text:span text:style-name="Assertion">]</text:span></text:p>
      <text:p text:style-name="P1"><text:span text:style-name="Assertion">A7.12-18 [</text:span>String fetchStringField (int fieldNumber);<text:span text:style-name="Assertion">]</text:span></text:p>
      <text:p text:style-name="P1"><text:span text:style-name="Assertion">A7.12-19 [</text:span>Object fetchObjectField (int fieldNumber);<text:span text:style-name="Assertion">]</text:span></text:p>
      <text:p text:style-name="P3">These methods all fetch one field from the field manager. The returned value is stored in the object id instance. The generated code in the <text:span text:style-name="T1">PersistenceCapable</text:span> class calls a method in the field manager for each key field in the object id. The field number is the same as in the persistence capable class for the corresponding key field.</text:p>
      <text:h text:style-name="P23" text:outline-level="4"><text:tab/><text:tab/>interface ObjectIdFieldConsumer</text:h>
      <text:p text:style-name="P1"><text:span text:style-name="Assertion"><text:span text:style-name="T3">A7.12-29 [</text:span></text:span>void storeBooleanField (int fieldNumber, boolean value);<text:span text:style-name="Assertion"><text:span text:style-name="T3">]</text:span></text:span></text:p>
      <text:p text:style-name="P1"><text:span text:style-name="Assertion"><text:span text:style-name="T3">A7.12-30 [</text:span></text:span>void storeByteField (int fieldNumber, byte value);<text:span text:style-name="Assertion"><text:span text:style-name="T3">]</text:span></text:span></text:p>
      <text:p text:style-name="P1"><text:span text:style-name="Assertion"><text:span text:style-name="T3">A7.12-30 [</text:span></text:span>void storeCharField (int fieldNumber, char value);<text:span text:style-name="Assertion"><text:span text:style-name="T3">]</text:span></text:span></text:p>
      <text:p text:style-name="P1"><text:span text:style-name="Assertion"><text:span text:style-name="T3">A7.12-31 [</text:span></text:span>void storeShortField (int fieldNumber, short value);<text:span text:style-name="Assertion"><text:span text:style-name="T3">]</text:span></text:span></text:p>
      <text:p text:style-name="P1"><text:span text:style-name="Assertion"><text:span text:style-name="T3">A7.12-32 [</text:span></text:span>void storeIntField (int fieldNumber, int value);<text:span text:style-name="Assertion"><text:span text:style-name="T3">]</text:span></text:span></text:p>
      <text:p text:style-name="P1"><text:span text:style-name="Assertion"><text:span text:style-name="T3">A7.12-33 [</text:span></text:span>void storeLongField (int fieldNumber, long value);<text:span text:style-name="Assertion"><text:span text:style-name="T3">]</text:span></text:span></text:p>
      <text:p text:style-name="P1"><text:span text:style-name="Assertion"><text:span text:style-name="T3">A7.12-34 [</text:span></text:span>void storeFloatField (int fieldNumber, float value);<text:span text:style-name="Assertion"><text:span text:style-name="T3">]</text:span></text:span></text:p>
      <text:p text:style-name="P1"><text:span text:style-name="Assertion"><text:span text:style-name="T3">A7.12-35 [</text:span></text:span>void storeDoubleField (int fieldNumber, double value);<text:span text:style-name="Assertion"><text:span text:style-name="T3">]</text:span></text:span></text:p>
      <text:p text:style-name="P1"><text:soft-page-break/><text:span text:style-name="Assertion"><text:span text:style-name="T3">A7.12-36 [</text:span></text:span>void storeStringField (int fieldNumber, String value);<text:span text:style-name="Assertion"><text:span text:style-name="T3">]</text:span></text:span></text:p>
      <text:p text:style-name="P1"><text:span text:style-name="Assertion"><text:span text:style-name="T3">A7.12-37 [</text:span></text:span>void storeObjectField (int fieldNumber, Object value);<text:span text:style-name="Assertion"><text:span text:style-name="T3">]</text:span></text:span></text:p>
      <text:p text:style-name="P3">These methods all store one field to the field manager. The value is retrieved from the object id instance. The generated code in the <text:span text:style-name="T1">PersistenceCapable</text:span> class calls a method in the field manager for each key field in the object id. The field number is the same as in the persistence capable class for the corresponding key field.</text:p>
      <text:h text:style-name="P23" text:outline-level="4"><text:tab/><text:tab/>interface ObjectIdFieldManager </text:h>
      <text:p text:style-name="P3">This interface is a convenience interface that extends both <text:span text:style-name="T1">ObjectIdFieldSupplier</text:span> and <text:span text:style-name="T1">ObjectIdFieldConsumer</text:span>.</text:p>
      <text:p text:style-name="P8"><draw:frame draw:style-name="fr1" draw:name="13" text:anchor-type="as-char" svg:width="2.7917in" svg:height="0.1346in" draw:z-index="13"><draw:image xlink:href="Pictures/2000000700000FB5000000C94FDA4EAC.wmf" xlink:type="simple" xlink:show="embed" xlink:actuate="onLoad"/></draw:frame></text:p>
      <text:h text:style-name="P21" text:outline-level="2">Detachable</text:h>
      <text:p text:style-name="P3">This interface contains the method used by the <text:span text:style-name="T1">StateManager</text:span> to manage the detached state in a detached instance. This interface is not intended to be used by application programs.</text:p>
      <text:p text:style-name="P3">The detached state is stored as a field in each instance of <text:span text:style-name="T1">Detachable</text:span>. The field is serialized so as to maintain the state of the instance while detached. While detached, only the <text:span text:style-name="T1">BitSet</text:span> of modified fields will be modified. The structure is as follows.</text:p>
      <text:p text:style-name="P1">Object[] jdoDetachedState;</text:p>
      <text:p text:style-name="P1">jdoDetachedState[0]: the Object Id of the instance</text:p>
      <text:p text:style-name="P1">jdoDetachedState[1]: the Version of the instance</text:p>
      <text:p text:style-name="P1">jdoDetachedState[2]: a BitSet of loaded fields</text:p>
      <text:p text:style-name="P1">jdoDetachedState[3]: a BitSet of modified fields</text:p>
      <text:p text:style-name="P1">package javax.jdo.spi;</text:p>
      <text:p text:style-name="P1">public interface Detachable {</text:p>
      <text:p text:style-name="P1"><text:tab/><text:span text:style-name="Assertion">A7.13-1 [</text:span>void jdoReplaceDetachedState();</text:p>
      <text:p text:style-name="P1">}</text:p>
      <text:p text:style-name="P3">This method calls the <text:span text:style-name="T1">StateManager</text:span> with the current detached state instance as a parameter and replaces the current detached state instance with the value provided by the <text:span text:style-name="T1">StateManager</text:span>.<text:span text:style-name="Assertion">]</text:span>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bdings1" svg:font-family="Webding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7">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meta:editing-cycles>
    <meta:creation-date>2012-06-24T14:26:31.17</meta:creation-date>
    <meta:editing-duration>PT25M16S</meta:editing-duration>
    <meta:generator>OpenOffice.org/3.4$Win32 OpenOffice.org_project/340m1$Build-9590</meta:generator>
    <dc:title>JDO_Chapter</dc:title>
    <dc:date>2012-08-02T19:42:02.95</dc:date>
    <meta:document-statistic meta:table-count="1" meta:image-count="14" meta:object-count="0" meta:page-count="9" meta:paragraph-count="214" meta:word-count="2605" meta:character-count="1714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